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c44" officeooo:paragraph-rsid="00016c44"/>
    </style:style>
    <style:style style:name="P2" style:family="paragraph" style:parent-style-name="Standard">
      <style:text-properties officeooo:rsid="00016c44" officeooo:paragraph-rsid="00016c44"/>
    </style:style>
    <style:style style:name="P3" style:family="paragraph" style:parent-style-name="Standard">
      <style:text-properties officeooo:rsid="000785ba" officeooo:paragraph-rsid="000785ba"/>
    </style:style>
    <style:style style:name="P4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T1" style:family="text">
      <style:text-properties officeooo:rsid="00033893"/>
    </style:style>
    <style:style style:name="T2" style:family="text">
      <style:text-properties officeooo:rsid="0005baba"/>
    </style:style>
    <style:style style:name="T3" style:family="text">
      <style:text-properties officeooo:rsid="00076d06"/>
    </style:style>
    <style:style style:name="T4" style:family="text">
      <style:text-properties officeooo:rsid="000785ba"/>
    </style:style>
    <style:style style:name="T5" style:family="text">
      <style:text-properties fo:font-size="18pt" style:font-size-asian="15.75pt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06" style:font-weight-asian="bold" style:font-weight-complex="bold"/>
    </style:style>
    <style:style style:name="T8" style:family="text">
      <style:text-properties officeooo:rsid="00016c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nt: Daniel Thomas</text:p>
      <text:p text:style-name="P1"/>
      <text:p text:style-name="P4">Timeline</text:p>
      <text:p text:style-name="P1"/>
      <text:p text:style-name="P1"><text:span text:style-name="T6">Time </text:span><text:span text:style-name="T7">requested for completion of project:</text:span><text:span text:style-name="T6"> </text:span>1 year</text:p>
      <text:p text:style-name="P1"/>
      <text:p text:style-name="P1"/>
      <text:p text:style-name="P1"><text:span text:style-name="T4">Phase 1: </text:span>Primer design <text:span text:style-name="T4">and </text:span>enhanc<text:span text:style-name="T4">e</text:span>ment and <text:span text:style-name="T2">PCR </text:span>trials. <text:span text:style-name="T1">1 month.</text:span></text:p>
      <text:p text:style-name="P1"/>
      <text:p text:style-name="P1"><text:span text:style-name="T4">P</text:span>hase <text:span text:style-name="T4">2</text:span>: <text:span text:style-name="T4">Field phase - </text:span><text:span text:style-name="T1">collection, photography, and stabilization of plant samples.</text:span> 2 months</text:p>
      <text:p text:style-name="P1"/>
      <text:p text:style-name="P1"><text:span text:style-name="T4">Phase 3: </text:span>Plant sample processing, DNA <text:span text:style-name="T2">purification, Illumina library preparation. 2</text:span> months </text:p>
      <text:p text:style-name="P1"/>
      <text:p text:style-name="P1"><text:span text:style-name="T4">Phase 4: </text:span><text:span text:style-name="T2">Phenotyping, b</text:span>ioinformatic and <text:span text:style-name="T2">statistical</text:span> analysis. 4 months. </text:p>
      <text:p text:style-name="P1"/>
      <text:p text:style-name="P3">Phase 5: <text:span text:style-name="T8">Writing. 3 months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23:35:49.873410736</meta:creation-date>
    <dc:date>2020-11-01T12:04:40.398645534</dc:date>
    <meta:editing-duration>PT11M45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8" meta:word-count="63" meta:character-count="425" meta:non-whitespace-character-count="368"/>
  </office:meta>
</office:document-meta>
</file>